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Header" style:master-page-name="Standard">
      <style:paragraph-properties style:page-number="auto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1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1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 style:parent-style-name="Standard">
      <style:paragraph-properties fo:text-align="center" style:justify-single-word="false"/>
      <style:text-properties officeooo:paragraph-rsid="115d755b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1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115d755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25" style:family="paragraph" style:parent-style-name="Standard">
      <style:text-properties officeooo:paragraph-rsid="1150e784"/>
    </style:style>
    <style:style style:name="P26" style:family="paragraph" style:parent-style-name="Footnote">
      <style:text-properties fo:color="#000000" loext:opacity="100%" style:font-name="Liberation Sans1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officeooo:paragraph-rsid="0dbec325"/>
    </style:style>
    <style:style style:name="P29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officeooo:paragraph-rsid="0fb98046"/>
    </style:style>
    <style:style style:name="P33" style:family="paragraph" style:parent-style-name="Standard">
      <style:text-properties officeooo:paragraph-rsid="0fb98046"/>
    </style:style>
    <style:style style:name="P34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5" style:family="paragraph" style:parent-style-name="Standard">
      <style:text-properties officeooo:rsid="0e8aa5aa" officeooo:paragraph-rsid="0fb98046"/>
    </style:style>
    <style:style style:name="P36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officeooo:paragraph-rsid="100a8329"/>
    </style:style>
    <style:style style:name="P40" style:family="paragraph" style:parent-style-name="Footnote">
      <style:text-properties officeooo:paragraph-rsid="105c5e96"/>
    </style:style>
    <style:style style:name="P41" style:family="paragraph" style:parent-style-name="Footnote">
      <style:text-properties style:font-name="Liberation Sans1" officeooo:paragraph-rsid="1015e93a"/>
    </style:style>
    <style:style style:name="P42" style:family="paragraph" style:parent-style-name="Footnote">
      <style:paragraph-properties style:writing-mode="lr-tb"/>
      <style:text-properties officeooo:paragraph-rsid="114ea50b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4" style:family="paragraph" style:parent-style-name="Standard">
      <style:paragraph-properties fo:text-align="center" style:justify-single-word="false"/>
      <style:text-properties officeooo:paragraph-rsid="0e03342d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7" style:family="paragraph" style:parent-style-name="Standard">
      <style:paragraph-properties fo:text-align="center" style:justify-single-word="false"/>
      <style:text-properties officeooo:paragraph-rsid="0d8c21b9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rsid="0e8aa5aa" officeooo:paragraph-rsid="115d755b"/>
    </style:style>
    <style:style style:name="P49" style:family="paragraph" style:parent-style-name="Standard">
      <style:text-properties officeooo:paragraph-rsid="0e2a40f4"/>
    </style:style>
    <style:style style:name="P50" style:family="paragraph" style:parent-style-name="Standard">
      <style:text-properties officeooo:rsid="0fde3dbd" officeooo:paragraph-rsid="102ebb87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3" style:family="paragraph" style:parent-style-name="Standard">
      <style:paragraph-properties fo:text-align="center" style:justify-single-word="false"/>
      <style:text-properties officeooo:paragraph-rsid="0fd58c4e"/>
    </style:style>
    <style:style style:name="P54" style:family="paragraph" style:parent-style-name="Standard">
      <style:text-properties officeooo:paragraph-rsid="0e0463fc"/>
    </style:style>
    <style:style style:name="P55" style:family="paragraph" style:parent-style-name="Standard">
      <style:text-properties officeooo:paragraph-rsid="101b90cf"/>
    </style:style>
    <style:style style:name="P56" style:family="paragraph" style:parent-style-name="Standard">
      <style:paragraph-properties fo:text-align="center" style:justify-single-word="false"/>
      <style:text-properties officeooo:paragraph-rsid="0e0bda5c"/>
    </style:style>
    <style:style style:name="P57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58" style:family="paragraph" style:parent-style-name="Standard">
      <style:text-properties style:font-name="Liberation Sans1" fo:font-size="12pt" officeooo:rsid="0e0463fc" officeooo:paragraph-rsid="10b5b188" style:font-size-asian="12pt" style:font-size-complex="12pt"/>
    </style:style>
    <style:style style:name="P59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60" style:family="paragraph" style:parent-style-name="Standard">
      <style:paragraph-properties fo:text-align="center" style:justify-single-word="false"/>
      <style:text-properties officeooo:paragraph-rsid="10178c94"/>
    </style:style>
    <style:style style:name="P61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62" style:family="paragraph" style:parent-style-name="Standard">
      <style:text-properties officeooo:paragraph-rsid="0fad1a3f"/>
    </style:style>
    <style:style style:name="P63" style:family="paragraph" style:parent-style-name="Standard">
      <style:text-properties officeooo:paragraph-rsid="0fcd2b2a"/>
    </style:style>
    <style:style style:name="P64" style:family="paragraph" style:parent-style-name="Standard">
      <style:text-properties officeooo:paragraph-rsid="10bb6617"/>
    </style:style>
    <style:style style:name="P65" style:family="paragraph" style:parent-style-name="Standard">
      <style:text-properties officeooo:paragraph-rsid="0b0ddd8e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7" style:family="paragraph" style:parent-style-name="Standard">
      <style:text-properties officeooo:paragraph-rsid="04f68805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text-properties officeooo:paragraph-rsid="10c51381"/>
    </style:style>
    <style:style style:name="P70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71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72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73" style:family="paragraph" style:parent-style-name="Standard">
      <style:paragraph-properties fo:text-align="center" style:justify-single-word="false"/>
      <style:text-properties style:font-name="Liberation Sans1" fo:font-size="12pt" officeooo:paragraph-rsid="115d755b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5" style:family="paragraph" style:parent-style-name="Standard">
      <style:paragraph-properties style:writing-mode="lr-tb"/>
      <style:text-properties officeooo:paragraph-rsid="1150e784"/>
    </style:style>
    <style:style style:name="P76" style:family="paragraph" style:parent-style-name="Footnote">
      <style:text-properties fo:color="#000000" loext:opacity="100%" style:font-name="Liberation Sans1" fo:font-size="10pt" fo:language="nl" fo:country="NL" officeooo:rsid="0b8e0034" officeooo:paragraph-rsid="115399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77" style:family="paragraph" style:parent-style-name="Standard">
      <style:text-properties officeooo:paragraph-rsid="10e03ba9"/>
    </style:style>
    <style:style style:name="P78" style:family="paragraph" style:parent-style-name="Standard">
      <style:paragraph-properties fo:text-align="center" style:justify-single-word="false"/>
      <style:text-properties style:font-name="Liberation Sans1" fo:font-size="12pt" officeooo:paragraph-rsid="0d1ec96e" style:font-size-asian="12pt" style:font-size-complex="12pt"/>
    </style:style>
    <style:style style:name="P79" style:family="paragraph" style:parent-style-name="Standard">
      <style:text-properties officeooo:paragraph-rsid="0fc931f5"/>
    </style:style>
    <style:style style:name="P80" style:family="paragraph" style:parent-style-name="Standard">
      <style:text-properties officeooo:paragraph-rsid="10ab1f0a"/>
    </style:style>
    <style:style style:name="P81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82" style:family="paragraph" style:parent-style-name="Standard">
      <style:text-properties officeooo:paragraph-rsid="0e8aa5aa"/>
    </style:style>
    <style:style style:name="P83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84" style:family="paragraph" style:parent-style-name="Standard">
      <style:text-properties officeooo:paragraph-rsid="1020f7f1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officeooo:paragraph-rsid="0e38fc62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89" style:family="paragraph" style:parent-style-name="Footnote">
      <style:text-properties officeooo:rsid="043ccc66" officeooo:paragraph-rsid="0e849f1d"/>
    </style:style>
    <style:style style:name="P90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3" style:family="paragraph" style:parent-style-name="Standard">
      <style:paragraph-properties fo:text-align="center" style:justify-single-word="false"/>
      <style:text-properties officeooo:paragraph-rsid="0e82f1b0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50e784"/>
    </style:style>
    <style:style style:name="P95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99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100" style:family="paragraph" style:parent-style-name="Standard">
      <style:text-properties officeooo:paragraph-rsid="0f99f892"/>
    </style:style>
    <style:style style:name="P101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1" fo:font-size="12pt" style:font-size-asian="12pt" style:font-size-complex="12pt"/>
    </style:style>
    <style:style style:name="T12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1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1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1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1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1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1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1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1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1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1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1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1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1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1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1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1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1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1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style:font-name="Liberation Sans1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4" style:family="text">
      <style:text-properties style:font-name="Liberation Sans1" fo:font-size="12pt" fo:font-weight="normal" officeooo:rsid="04efc077" fo:background-color="transparent" loext:char-shading-value="0" style:font-family-asian="'DejaVu Sans'" style:font-family-generic-asian="swiss" style:font-pitch-asian="variable" style:font-weight-asian="normal" style:font-name-complex="Bitstream Vera Sans" style:font-weight-complex="normal"/>
    </style:style>
    <style:style style:name="T75" style:family="text">
      <style:text-properties fo:color="#000000" loext:opacity="100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style:font-name="Liberation Sans1" fo:font-size="12pt" officeooo:rsid="0d1ec96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style:font-name="Liberation Sans1" fo:font-size="12pt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position="super 58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style:text-underline-style="none" officeooo:rsid="112465a7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officeooo:rsid="11285ff5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font-name="Liberation Sans1" fo:font-size="12pt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1" fo:font-size="10pt" style:text-underline-style="none" officeooo:rsid="112708af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en" fo:country="GB" officeooo:rsid="01657261" fo:background-color="transparent" loext:char-shading-value="0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4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115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1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21" style:family="text">
      <style:text-properties officeooo:rsid="04473353"/>
    </style:style>
    <style:style style:name="T122" style:family="text">
      <style:text-properties officeooo:rsid="0f95a7a0"/>
    </style:style>
    <style:style style:name="T123" style:family="text">
      <style:text-properties officeooo:rsid="0f8f58bd"/>
    </style:style>
    <style:style style:name="T124" style:family="text">
      <style:text-properties officeooo:rsid="0aace3cd"/>
    </style:style>
    <style:style style:name="T125" style:family="text">
      <style:text-properties style:font-name="Ubuntu" fo:font-size="10pt" officeooo:rsid="04473353" style:font-size-asian="10pt" style:font-size-complex="10pt"/>
    </style:style>
    <style:style style:name="T126" style:family="text">
      <style:text-properties fo:font-size="10pt" officeooo:rsid="04473353" style:font-size-asian="10pt" style:font-size-complex="10pt"/>
    </style:style>
    <style:style style:name="T127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6b7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eddf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1ab8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348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0c7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182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617a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6303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d33b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d7929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officeooo:rsid="10048e31"/>
    </style:style>
    <style:style style:name="T175" style:family="text">
      <style:text-properties style:font-name="Liberation Sans1" officeooo:rsid="10048e31"/>
    </style:style>
    <style:style style:name="T176" style:family="text">
      <style:text-properties officeooo:rsid="10048e31" style:font-size-asian="11pt" style:font-size-complex="11pt"/>
    </style:style>
    <style:style style:name="T177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8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9" style:family="text">
      <style:text-properties fo:color="#000000" loext:opacity="100%" style:font-name="Liberation Sans1" fo:font-size="12pt" officeooo:rsid="106cfca8" style:font-size-asian="12pt" style:font-size-complex="12pt"/>
    </style:style>
    <style:style style:name="T180" style:family="text">
      <style:text-properties fo:color="#000000" loext:opacity="100%" style:font-name="Liberation Sans1" fo:font-size="12pt" fo:font-weight="bold" officeooo:rsid="106cfca8" style:font-size-asian="12pt" style:font-weight-asian="bold" style:font-size-complex="12pt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officeooo:rsid="101b90cf"/>
    </style:style>
    <style:style style:name="T187" style:family="text">
      <style:text-properties officeooo:rsid="10b5b188"/>
    </style:style>
    <style:style style:name="T18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0" style:family="text">
      <style:text-properties officeooo:rsid="101e15d6"/>
    </style:style>
    <style:style style:name="T191" style:family="text">
      <style:text-properties officeooo:rsid="10a19599"/>
    </style:style>
    <style:style style:name="T1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font-name="Liberation Sans1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font-name="Liberation Sans1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4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style:font-name="Liberation Sans1" fo:font-size="12pt"/>
    </style:style>
    <style:style style:name="T22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fo:language="nl" fo:country="NL" fo:font-style="normal" style:text-underline-style="none" officeooo:rsid="11263323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kstvak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" form:id="control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" form:id="control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2" draw:name="Gebruiker 1" draw:style-name="gr1" draw:text-style-name="P6" svg:width="6.002cm" svg:height="0.5cm" draw:control="control1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3" draw:name="Gberuikersnaam 2" draw:style-name="gr1" draw:text-style-name="P6" svg:width="6.002cm" svg:height="0.5cm" draw:control="control2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4" draw:name="Computernaam 1" draw:style-name="gr1" draw:text-style-name="P6" svg:width="6.002cm" svg:height="0.5cm" draw:control="control3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5" draw:name="Gebruiker 2" draw:style-name="gr1" draw:text-style-name="P8" svg:width="6.002cm" svg:height="0.5cm" draw:control="control4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6" draw:name="Gberuikersnaam 1" draw:style-name="gr1" draw:text-style-name="P6" svg:width="6.002cm" svg:height="0.5cm" draw:control="control5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text:span text:style-name="T59"/></text:p>
          </table:table-cell>
          <table:table-cell table:style-name="_31_._5f_Installatie_5f_voorbereiden.D1" office:value-type="string">
            <text:p text:style-name="P20"><text:span text:style-name="T60">Aanmelden als &lt;</text:span><text:span text:style-name="T61">g</text:span><text:span text:style-name="T62">ebruike</text:span><text:span text:style-name="T63">r&gt;</text:span><text:span text:style-name="T64"><text:note text:id="ftn1" text:note-class="footnote"><text:note-citation>1</text:note-citation><text:note-body><text:p text:style-name="P21"><text:span text:style-name="T65">E</text:span><text:span text:style-name="T66">v</text:span><text:span text:style-name="T67">en</text:span><text:span text:style-name="T68">t</text:span><text:span text:style-name="T69">uele </text:span><text:span text:style-name="T70">extra </text:span><text:span text:style-name="T71">gebruiker</text:span><text:span text:style-name="T70">s aanmelden </text:span><text:span text:style-name="T72">en dezelfde stappen uitvoeren</text:span><text:span text:style-name="T73">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4">☐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5">Druk op de Super-toets</text:span><text:span text:style-name="T75"><text:note text:id="ftn2" text:note-class="footnote"><text:note-citation>2</text:note-citation><text:note-body><text:p text:style-name="P26">Windows-, command- of vergrootglastoets.</text:p></text:note-body></text:note></text:span><text:span text:style-name="T75">, typ </text:span><text:span text:style-name="User_20_Entry"><text:span text:style-name="T75">term</text:span></text:span><text:span text:style-name="T75"> 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80">.</text:span></text:span><text:span text:style-name="Strong_20_Emphasis"><text:span text:style-name="T81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D4" office:value-type="string">
            <text:p text:style-name="P28"><text:span text:style-name="T82">Typ</text:span><text:span text:style-name="T81"> de </text:span><text:span text:style-name="T83">volgende </text:span><text:span text:style-name="T84">drie </text:span><text:span text:style-name="T81">opdrachten, ieder gevolgd door de </text:span><text:span text:style-name="T85">Enter</text:span><text:span text:style-name="T76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Standard"><text:span text:style-name="User_20_Entry"><text:span text:style-name="T86">sudo</text:span></text:span><text:span text:style-name="User_20_Entry"><text:span text:style-name="T87"> </text:span></text:span><text:span text:style-name="User_20_Entry"><text:span text:style-name="T86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Standard"><text:span text:style-name="User_20_Entry"><text:span text:style-name="T87">wget karelzimmer.nl/</text:span></text:span><text:span text:style-name="User_20_Entry"><text:span text:style-name="T88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Standard"><text:span text:style-name="User_20_Entry"><text:span text:style-name="T87">bash </text:span></text:span><text:span text:style-name="User_20_Entry"><text:span text:style-name="T89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0"><text:span text:style-name="T90">V</text:span><text:span text:style-name="T91">olg </text:span><text:span text:style-name="T58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D10" office:value-type="string">
            <text:p text:style-name="P25"><text:span text:style-name="T75">Druk op de Super-toets</text:span><text:span text:style-name="T92">2</text:span><text:span text:style-name="T75">, ty</text:span><text:span text:style-name="T93">p </text:span><text:span text:style-name="User_20_Entry"><text:span text:style-name="T94">menu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97">KZ </text:span></text:span><text:span text:style-name="Strong_20_Emphasis"><text:span text:style-name="T98">Installatiemenu</text:span></text:span><text:span text:style-name="Strong_20_Emphasis"><text:span text:style-name="T79">-</text:span></text:span><text:span text:style-name="Strong_20_Emphasis"><text:span text:style-name="T76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11" office:value-type="string">
            <text:p text:style-name="P33"><text:span text:style-name="T99">Selecteer</text:span><text:span text:style-name="T58"> </text:span><text:span text:style-name="Strong_20_Emphasis"><text:span text:style-name="T100">1</text:span></text:span><text:span text:style-name="T101"> </text:span><text:span text:style-name="T102">Installatie voorbereiden</text:span><text:span text:style-name="T103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12" office:value-type="string">
            <text:p text:style-name="P35"><text:span text:style-name="T90">V</text:span><text:span text:style-name="T91">olg </text:span><text:span text:style-name="T58">de aanwijzingen op het scherm.</text:span></text:p>
          </table:table-cell>
        </table:table-row>
      </table:table>
      <text:p text:style-name="P36"/>
      <text:list text:continue-numbering="true" text:style-name="L1">
        <text:list-item>
          <text:p text:style-name="P37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" office:value-type="string">
            <text:p text:style-name="P39"><text:span text:style-name="T104">Start de computer op vanaf</text:span><text:span text:style-name="T104"><text:note text:id="ftn3" text:note-class="footnote"><text:note-citation>1</text:note-citation><text:note-body><text:p text:style-name="P40"><text:span text:style-name="T105">B</text:span><text:span text:style-name="T106">ootmenu/</text:span><text:span text:style-name="T105">S</text:span><text:span text:style-name="T106">etup</text:span><text:span text:style-name="T107"> via </text:span><text:span text:style-name="T108">é</text:span><text:span text:style-name="T109">é</text:span><text:span text:style-name="T105">n van de </text:span><text:span text:style-name="T110">v</text:span><text:span text:style-name="T111">eelgebruikte toetsen:</text:span><text:span text:style-name="T112"> </text:span><text:span text:style-name="T113">Esc</text:span><text:span text:style-name="T112">, </text:span><text:span text:style-name="T113">Delete</text:span><text:span text:style-name="T112">, </text:span><text:span text:style-name="T113">F1</text:span><text:span text:style-name="T112">, </text:span><text:span text:style-name="T113">F2</text:span><text:span text:style-name="T112">, </text:span><text:span text:style-name="T113">F9</text:span><text:span text:style-name="T112">, </text:span><text:span text:style-name="T113">F10</text:span><text:span text:style-name="T112">, </text:span><text:span text:style-name="T113">F11</text:span><text:span text:style-name="T112">, of </text:span><text:span text:style-name="T113">F12</text:span></text:p></text:note-body></text:note></text:span><text:span text:style-name="T104"> </text:span><text:span text:style-name="T114">een </text:span><text:span text:style-name="T115"><text:user-field-get text:name="Distro">Debian</text:user-field-get></text:span><text:span text:style-name="T116"><text:s/></text:span><text:span text:style-name="T117">Desktop</text:span><text:span text:style-name="T118"> </text:span><text:span text:style-name="T119">Live</text:span><text:span text:style-name="T120"><text:note text:id="ftn4" text:note-class="footnote"><text:note-citation>2</text:note-citation><text:note-body><text:p text:style-name="P41"><text:span text:style-name="T121">Vanaf een </text:span><text:span text:style-name="T122">L</text:span><text:span text:style-name="T121">ive </text:span><text:span text:style-name="T123">USB</text:span><text:span text:style-name="T124">-stick</text:span><text:span text:style-name="T125"> </text:span><text:span text:style-name="T121">kunt u opstarten en </text:span><text:span text:style-name="T126">met </text:span><text:span text:style-name="T127"><text:user-field-get text:name="Distro">Debian</text:user-field-get></text:span><text:span text:style-name="T127"><text:s/></text:span><text:span text:style-name="T121">werken zonder enige bestanden op de harde schijf te wijzigen en maakt ook installatie van </text:span><text:span text:style-name="T127"><text:user-field-get text:name="Distro">Debian</text:user-field-get></text:span><text:span text:style-name="T127"><text:s/></text:span><text:span text:style-name="T121">mogelijk.</text:span></text:p></text:note-body></text:note></text:span><text:span text:style-name="T128"> </text:span><text:span text:style-name="T129">USB</text:span><text:span text:style-name="T130">-stick</text:span><text:span text:style-name="T130"><text:note text:id="ftn5" text:note-class="footnote"><text:note-citation>3</text:note-citation><text:note-body><text:p text:style-name="P42"><text:span text:style-name="T131">Ga naar</text:span><text:span text:style-name="T132"> </text:span><text:a xlink:type="simple" xlink:href="https://www.debian.org/" text:style-name="Internet_20_link" text:visited-style-name="Visited_20_Internet_20_Link"><text:span text:style-name="T133">debian.org</text:span></text:a><text:span text:style-name="T132">, </text:span><text:span text:style-name="T134">en </text:span><text:span text:style-name="T135">klik op</text:span><text:span text:style-name="T134"> </text:span><text:span text:style-name="Strong_20_Emphasis"><text:span text:style-name="T136">Andere</text:span></text:span><text:span text:style-name="Strong_20_Emphasis"><text:span text:style-name="T137"> downloads</text:span></text:span><text:span text:style-name="T138"> (onder “Download</text:span><text:span text:style-name="T139">en”</text:span><text:span text:style-name="T138">) </text:span><text:span text:style-name="T134">en </text:span><text:span text:style-name="T135">vervolgens op</text:span><text:span text:style-name="T138"> </text:span><text:span text:style-name="Strong_20_Emphasis"><text:span text:style-name="T136">Ander</text:span></text:span><text:span text:style-name="Strong_20_Emphasis"><text:span text:style-name="T137"> live-ISO</text:span></text:span><text:span text:style-name="T138"> (onder “Debian live uitproberen voordat u installeert”</text:span><text:span text:style-name="T140">).<text:line-break/></text:span><text:span text:style-name="T139">Klik op éé</text:span><text:span text:style-name="T131">n</text:span><text:span text:style-name="T141"> van de volgende drie</text:span><text:span text:style-name="T139">:<text:line-break/></text:span><text:span text:style-name="Strong_20_Emphasis"><text:span text:style-name="T140">debian-live-...-amd64-</text:span></text:span><text:span text:style-name="Strong_20_Emphasis"><text:span text:style-name="T142">gnome</text:span></text:span><text:span text:style-name="Strong_20_Emphasis"><text:span text:style-name="T143">.iso</text:span></text:span><text:span text:style-name="Strong_20_Emphasis"><text:span text:style-name="T144"><text:tab/><text:tab/></text:span></text:span><text:span text:style-name="Strong_20_Emphasis"><text:span text:style-name="T145">het </text:span></text:span><text:span text:style-name="Strong_20_Emphasis"><text:span text:style-name="T146">meest gebruikt,</text:span></text:span><text:span text:style-name="Strong_20_Emphasis"><text:span text:style-name="T139"> </text:span></text:span><text:span text:style-name="Strong_20_Emphasis"><text:span text:style-name="T145">werkt </text:span></text:span><text:span text:style-name="T147">als</text:span><text:span text:style-name="T139"> Ubuntu</text:span><text:span text:style-name="T140"><text:line-break/></text:span><text:span text:style-name="Strong_20_Emphasis"><text:span text:style-name="T140">debian-live-...-amd64-</text:span></text:span><text:span text:style-name="Strong_20_Emphasis"><text:span text:style-name="T142">cinnamon</text:span></text:span><text:span text:style-name="Strong_20_Emphasis"><text:span text:style-name="T143">.iso</text:span></text:span><text:span text:style-name="T144"> <text:tab/></text:span><text:span text:style-name="T145">werkt </text:span><text:span text:style-name="T148">zo</text:span><text:span text:style-name="T147">als</text:span><text:span text:style-name="T149"> Windows en Linux Mint</text:span><text:span text:style-name="T140"><text:line-break/></text:span><text:span text:style-name="Strong_20_Emphasis"><text:span text:style-name="T140">debian-live-...-amd64-</text:span></text:span><text:span text:style-name="Strong_20_Emphasis"><text:span text:style-name="T142">lxqt</text:span></text:span><text:span text:style-name="Strong_20_Emphasis"><text:span text:style-name="T143">.iso</text:span></text:span><text:span text:style-name="T144"> <text:tab/><text:tab/><text:tab/>meer geschikt voor oude</text:span><text:span text:style-name="T150">r</text:span><text:span text:style-name="T150">e</text:span><text:span text:style-name="T144"> computers</text:span><text:span text:style-name="T149"><text:line-break/></text:span><text:span text:style-name="Strong_20_Emphasis"><text:span text:style-name="T151">O</text:span></text:span><text:span text:style-name="Strong_20_Emphasis"><text:span text:style-name="T152">p </text:span></text:span><text:a xlink:type="simple" xlink:href="https://karelzimmer.nl/" text:style-name="Internet_20_link" text:visited-style-name="Visited_20_Internet_20_Link"><text:span text:style-name="Strong_20_Emphasis"><text:span text:style-name="T153">karelzimmer.nl</text:span></text:span></text:a><text:span text:style-name="Strong_20_Emphasis"><text:span text:style-name="T152">, </text:span></text:span><text:span text:style-name="Strong_20_Emphasis"><text:span text:style-name="T151">onder </text:span></text:span><text:span text:style-name="Strong_20_Emphasis"><text:span text:style-name="T154">Linux!</text:span></text:span><text:span text:style-name="Strong_20_Emphasis"><text:span text:style-name="T151">, </text:span></text:span><text:span text:style-name="Strong_20_Emphasis"><text:span text:style-name="T155">boven</text:span></text:span><text:span text:style-name="Strong_20_Emphasis"><text:span text:style-name="T156">aan de</text:span></text:span><text:span text:style-name="Strong_20_Emphasis"><text:span text:style-name="T155"> </text:span></text:span><text:span text:style-name="Strong_20_Emphasis"><text:span text:style-name="T154">Linux info</text:span></text:span><text:span text:style-name="Strong_20_Emphasis"><text:span text:style-name="T151">, vindt u instructies voor het maken van een opstartbare USB-stick.</text:span></text:span></text:p></text:note-body></text:note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3"><text:span text:style-name="T99">Selecteer</text:span><text:span text:style-name="T158"> </text:span><text:span text:style-name="Strong_20_Emphasis"><text:span text:style-name="T159">Live </text:span></text:span><text:span text:style-name="Strong_20_Emphasis"><text:span text:style-name="T160">system (amd64)</text:span></text:span><text:span text:style-name="T161"> </text:span><text:span text:style-name="T162">en druk op de </text:span><text:span text:style-name="T163">Enter</text:span><text:span text:style-name="T164">-</text:span><text:span text:style-name="T76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4" office:value-type="string">
            <text:p text:style-name="P45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5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8"><text:span text:style-name="Strong_20_Emphasis"><text:span text:style-name="T58">☐</text:span></text:span></text:p>
          </table:table-cell>
          <table:table-cell table:style-name="_32_._5f_Installatie_5f_uitvoeren.C6" office:value-type="string">
            <text:p text:style-name="P49"><text:span text:style-name="T165">Start de installatie</text:span><text:span text:style-name="T166"> </text:span><text:span text:style-name="T76">via </text:span><text:span text:style-name="T167">een </text:span><text:span text:style-name="T168">klik op </text:span><text:span text:style-name="Strong_20_Emphasis"><text:span text:style-name="T169">Activities</text:span></text:span><text:span text:style-name="T168"> en </text:span><text:span text:style-name="T170">een </text:span><text:span text:style-name="T168">klik op</text:span><text:span text:style-name="T171"> </text:span><text:span text:style-name="Strong_20_Emphasis"><text:span text:style-name="T172">Install Debian</text:span></text:span><text:span text:style-name="T173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7" office:value-type="string">
            <text:p text:style-name="P50"><text:span text:style-name="T174">Typ</text:span><text:span text:style-name="T175"> </text:span><text:span text:style-name="User_20_Entry"><text:span text:style-name="T176">live</text:span></text:span><text:span text:style-name="T175"> als</text:span><text:span text:style-name="T174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2"><text:span text:style-name="Emphasis"><text:span text:style-name="T177">Volg de installatieschermen en vul deze in.</text:span></text:span><text:span text:style-name="T178"/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8" office:value-type="string">
            <text:p text:style-name="Standard"><text:span text:style-name="T179">Maak verbinding met het </text:span><text:span text:style-name="T180">netwerk</text:span><text:span text:style-name="T179">; essentieel voor taalinstelling en softwareselectie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48"><text:span text:style-name="Strong_20_Emphasis"><text:span text:style-name="T58">☐</text:span></text:span></text:p>
          </table:table-cell>
          <table:table-cell table:style-name="_32_._5f_Installatie_5f_uitvoeren.C13" office:value-type="string">
            <text:p text:style-name="P54"><text:span text:style-name="T165">Bij </text:span><text:span text:style-name="Strong_20_Emphasis"><text:span text:style-name="T181">Welcome</text:span></text:span><text:span text:style-name="T165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13" office:value-type="string">
            <text:p text:style-name="P55"><text:span text:style-name="T182">K</text:span><text:span text:style-name="T165">ies </text:span><text:span text:style-name="Strong_20_Emphasis"><text:span text:style-name="T181">Nederlands</text:span></text:span><text:span text:style-name="T165"> </text:span><text:span text:style-name="T183">en klik op </text:span><text:span text:style-name="Strong_20_Emphasis"><text:span text:style-name="T184">Volgende</text:span>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13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6" office:value-type="string">
            <text:p text:style-name="P57">Bij <text:span text:style-name="T185">Locatie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6" office:value-type="string">
            <text:p text:style-name="P58"><text:span text:style-name="T186">B</text:span>ij <text:span text:style-name="T185">Regio</text:span> <text:span text:style-name="T186">kies</text:span> <text:span text:style-name="T185">Europa</text:span> <text:span text:style-name="T187">en </text:span><text:span text:style-name="T188">klik op </text:span><text:span text:style-name="Strong_20_Emphasis"><text:span text:style-name="T189">Volgende</text:span></text:span><text:span text:style-name="T188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6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24"><text:span text:style-name="Strong_20_Emphasis"><text:span text:style-name="T74">☐</text:span></text:span></text:p>
          </table:table-cell>
          <table:table-cell table:style-name="_32_._5f_Installatie_5f_uitvoeren.C19" office:value-type="string">
            <text:p text:style-name="P57">Bij <text:span text:style-name="T185">Toetsenbord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9" office:value-type="string">
            <text:p text:style-name="P58"><text:span text:style-name="T190">K</text:span>ies <text:span text:style-name="T185">English (US)</text:span> <text:span text:style-name="T191">en </text:span><text:span text:style-name="Strong_20_Emphasis"><text:span text:style-name="T191">English (US, intl., with dead keys)</text:span></text:span><text:span text:style-name="T191">, </text:span><text:span text:style-name="T187">en </text:span><text:span text:style-name="T188">klik op </text:span><text:span text:style-name="Strong_20_Emphasis"><text:span text:style-name="T189">Volgende</text:span></text:span><text:span text:style-name="T188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21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48"><text:span text:style-name="Strong_20_Emphasis"><text:span text:style-name="T58">☐</text:span></text:span></text:p>
          </table:table-cell>
          <table:table-cell table:style-name="_32_._5f_Installatie_5f_uitvoeren.C22" office:value-type="string">
            <text:p text:style-name="P62"><text:span text:style-name="T192">Bij </text:span><text:span text:style-name="Strong_20_Emphasis"><text:span text:style-name="T193">Gebruikers</text:span></text:span><text:span text:style-name="T192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3"><text:span text:style-name="T194">V</text:span><text:span text:style-name="T192">ul in </text:span><text:span text:style-name="Strong_20_Emphasis"><text:span text:style-name="T195">Wat is je naam?</text:span></text:span><text:span text:style-name="T196"> &lt;</text:span><text:span text:style-name="T197">gebruiker&gt;</text:span><text:span text:style-name="T198">,</text:span><text:span text:style-name="Strong_20_Emphasis"><text:span text:style-name="T199"><text:line-break/></text:span></text:span><text:span text:style-name="Strong_20_Emphasis"><text:span text:style-name="T195">Welke naam wil je gebruiken om in te loggen?</text:span></text:span><text:span text:style-name="T200"> &lt;</text:span><text:span text:style-name="T201">gebruikers</text:span><text:span text:style-name="T197">naam&gt;</text:span><text:span text:style-name="T165">,</text:span><text:span text:style-name="Strong_20_Emphasis"><text:span text:style-name="T202"><text:line-break/></text:span></text:span><text:span text:style-name="Strong_20_Emphasis"><text:span text:style-name="T203">Wat is de </text:span></text:span><text:span text:style-name="Strong_20_Emphasis"><text:span text:style-name="T195">naam van deze </text:span></text:span><text:span text:style-name="Strong_20_Emphasis"><text:span text:style-name="T203">computer</text:span></text:span><text:span text:style-name="Strong_20_Emphasis"><text:span text:style-name="T204"> </text:span></text:span><text:span text:style-name="T205">&lt;</text:span><text:span text:style-name="T197">computernaam&gt;</text:span><text:span text:style-name="T196">,</text:span></text:p>
            <text:p text:style-name="P64"><text:span text:style-name="T200">v</text:span><text:span text:style-name="T196">ul </text:span><text:span text:style-name="T206">tweemaal het </text:span><text:span text:style-name="Strong_20_Emphasis"><text:span text:style-name="T207">wachtwoord</text:span></text:span><text:span text:style-name="T206"> </text:span><text:span text:style-name="T196">in</text:span><text:span text:style-name="T208"> </text:span><text:span text:style-name="T183">en klik op </text:span><text:span text:style-name="Strong_20_Emphasis"><text:span text:style-name="T209">Volgende</text:span></text:span><text:span text:style-name="T183">.</text:span></text:p>
          </table:table-cell>
        </table:table-row>
      </table:table>
      <text:p text:style-name="P65"><text:span text:style-name="Strong_20_Emphasis"/></text:p>
      <text:list text:continue-numbering="true" text:style-name="L1">
        <text:list-item>
          <text:p text:style-name="P66"><text:span text:style-name="Strong_20_Emphasis"><text:span text:style-name="T210">Installatie </text:span></text:span><text:span text:style-name="Strong_20_Emphasis"><text:span text:style-name="T211">afronden</text:span></text:span></text:p>
        </text:list-item>
      </text:list>
      <text:p text:style-name="P67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48"><text:span text:style-name="Strong_20_Emphasis"><text:span text:style-name="T58">☐</text:span></text:span></text:p>
          </table:table-cell>
          <table:table-cell table:style-name="_33_._5f_Installatie_5f_afronden.C1" office:value-type="string">
            <text:p text:style-name="P69"><text:span text:style-name="T212">Aanmelden als </text:span><text:span text:style-name="T60">&lt;</text:span><text:span text:style-name="T62">gebruike</text:span><text:span text:style-name="T63">r&gt;</text:span><text:span text:style-name="T167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3"><text:span text:style-name="Strong_20_Emphasis"><text:span text:style-name="T213">☐</text:span></text:span></text:p>
          </table:table-cell>
          <table:table-cell table:style-name="_33_._5f_Installatie_5f_afronden.C3" office:value-type="string">
            <text:p text:style-name="P74"><text:span text:style-name="T214">Volg de welkomstschermen.</text:span><text:span text:style-name="T215"/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3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5" office:value-type="string">
            <text:p text:style-name="P75"><text:span text:style-name="T75">Druk op de Super-toets</text:span><text:span text:style-name="T75"><text:note text:id="ftn6" text:note-class="footnote"><text:note-citation>1</text:note-citation><text:note-body><text:p text:style-name="P76">Windows-, command- of vergrootglastoets.</text:p></text:note-body></text:note></text:span><text:span text:style-name="T75">, ty</text:span><text:span text:style-name="T93">p </text:span><text:span text:style-name="User_20_Entry"><text:span text:style-name="T216">term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80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><text:span text:style-name="Strong_20_Emphasis"/></text:p>
          </table:table-cell>
          <table:table-cell table:style-name="_33_._5f_Installatie_5f_afronden.C6" office:value-type="string">
            <text:p text:style-name="P77"><text:span text:style-name="T82">Typ</text:span><text:span text:style-name="T81"> de </text:span><text:span text:style-name="T83">volgende </text:span><text:span text:style-name="T84">drie </text:span><text:span text:style-name="T81">opdrachten, ieder gevolgd door de </text:span><text:span text:style-name="T217">Enter</text:span><text:span text:style-name="T76">-toets: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7" office:value-type="string">
            <text:p text:style-name="P79"><text:span text:style-name="User_20_Entry"><text:span text:style-name="T86">sudo</text:span></text:span><text:span text:style-name="User_20_Entry"><text:span text:style-name="T87"> </text:span></text:span><text:span text:style-name="User_20_Entry"><text:span text:style-name="T86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80"><text:span text:style-name="User_20_Entry"><text:span text:style-name="T87">wget karelzimmer.nl/</text:span></text:span><text:span text:style-name="User_20_Entry"><text:span text:style-name="T88">get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80"><text:span text:style-name="User_20_Entry"><text:span text:style-name="T87">bash </text:span></text:span><text:span text:style-name="User_20_Entry"><text:span text:style-name="T89">g</text:span></text:span><text:span text:style-name="User_20_Entry"><text:span text:style-name="T218">et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0" office:value-type="string">
            <text:p text:style-name="P82"><text:span text:style-name="Strong_20_Emphasis"><text:span text:style-name="T84">V</text:span></text:span><text:span text:style-name="Strong_20_Emphasis"><text:span text:style-name="T91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1" office:value-type="string">
            <text:p text:style-name="P83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12" office:value-type="string">
            <text:p text:style-name="P25"><text:span text:style-name="T75">Druk op de Super-toets</text:span><text:span text:style-name="T92">1</text:span><text:span text:style-name="T75">, t</text:span><text:span text:style-name="T93">yp </text:span><text:span text:style-name="User_20_Entry"><text:span text:style-name="T219">menu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97">KZ </text:span></text:span><text:span text:style-name="Strong_20_Emphasis"><text:span text:style-name="T98">Installatiemenu</text:span></text:span><text:span text:style-name="Strong_20_Emphasis"><text:span text:style-name="T78">-</text:span></text:span><text:span text:style-name="Strong_20_Emphasis"><text:span text:style-name="T76">pictogram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/></text:p>
          </table:table-cell>
          <table:table-cell table:style-name="_33_._5f_Installatie_5f_afronden.C13" office:value-type="string">
            <text:p text:style-name="P84"><text:span text:style-name="T99">Selecteer</text:span><text:span text:style-name="T220"> </text:span><text:span text:style-name="Strong_20_Emphasis"><text:span text:style-name="T221">3</text:span></text:span><text:span text:style-name="T222"> </text:span><text:span text:style-name="T223">Installatie</text:span><text:span text:style-name="T224"> </text:span><text:span text:style-name="T225">afronden</text:span><text:span text:style-name="T103">.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4" office:value-type="string">
            <text:p text:style-name="P35"><text:span text:style-name="T90">V</text:span><text:span text:style-name="T91">olg </text:span><text:span text:style-name="T58">de aanwijzingen op het scherm.</text:span></text:p>
          </table:table-cell>
        </table:table-row>
      </table:table>
      <text:p text:style-name="P67"><text:span text:style-name="Strong_20_Emphasis"><text:span text:style-name="T58"><text:tab/></text:span></text:span></text:p>
      <text:list text:continue-numbering="true" text:style-name="L1">
        <text:list-item>
          <text:p text:style-name="P85"><text:span text:style-name="Strong_20_Emphasis"><text:span text:style-name="T226">Gebruiker inrichten</text:span></text:span></text:p>
        </text:list-item>
      </text:list>
      <text:p text:style-name="P8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1" office:value-type="string">
            <text:p text:style-name="P88"><text:span text:style-name="T212">Aanmelden als </text:span><text:span text:style-name="T60">&lt;</text:span><text:span text:style-name="T62">gebruike</text:span><text:span text:style-name="T63">r&gt;</text:span><text:span text:style-name="T64"><text:note text:id="ftn7" text:note-class="footnote"><text:note-citation>1</text:note-citation><text:note-body><text:p text:style-name="P89"><text:span text:style-name="T227">E</text:span><text:span text:style-name="T228">v</text:span><text:span text:style-name="T229">en</text:span><text:span text:style-name="T230">t</text:span><text:span text:style-name="T231">uele </text:span><text:span text:style-name="T232">extra </text:span><text:span text:style-name="T71">gebruiker</text:span><text:span text:style-name="T232">s aanmelden </text:span><text:span text:style-name="T233">en dezelfde stappen uitvoeren</text:span><text:span text:style-name="T234">.</text:span></text:p></text:note-body></text:note></text:span><text:span text:style-name="T212">.</text:span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2" office:value-type="string">
            <text:p text:style-name="P91"/>
          </table:table-cell>
        </table:table-row>
        <table:table-row table:style-name="Tabel2.3"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87"><text:span text:style-name="Strong_20_Emphasis"/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2" office:value-type="string">
            <text:p text:style-name="P92"><text:span text:style-name="T235">Volg de welkomstschermen.</text:span><text:span text:style-name="T236"/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2" office:value-type="string">
            <text:p text:style-name="P91"/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24"><text:span text:style-name="Strong_20_Emphasis"><text:span text:style-name="T74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5" office:value-type="string">
            <text:p text:style-name="P94"><text:span text:style-name="T76">Druk op de Super-toets</text:span><text:span text:style-name="T76"><text:note text:id="ftn8" text:note-class="footnote"><text:note-citation>2</text:note-citation><text:note-body><text:p text:style-name="P76">Windows-, command- of vergrootglastoets.</text:p></text:note-body></text:note></text:span><text:span text:style-name="T76">, t</text:span><text:span text:style-name="T93">yp </text:span><text:span text:style-name="User_20_Entry"><text:span text:style-name="T237">menu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238">KZ</text:span></text:span><text:span text:style-name="Strong_20_Emphasis"><text:span text:style-name="T97"> </text:span></text:span><text:span text:style-name="Strong_20_Emphasis"><text:span text:style-name="T98">Installatiemenu</text:span></text:span><text:span text:style-name="Strong_20_Emphasis"><text:span text:style-name="T79">-</text:span></text:span><text:span text:style-name="Strong_20_Emphasis"><text:span text:style-name="T76">pictogram.</text:span></text:span></text:p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D6" office:value-type="string">
            <text:p text:style-name="P96"><text:span text:style-name="T99">Selecteer</text:span><text:span text:style-name="T220"> </text:span><text:span text:style-name="Strong_20_Emphasis"><text:span text:style-name="T221">4</text:span></text:span><text:span text:style-name="T222"> </text:span><text:span text:style-name="T239">Gebruiker inrichten</text:span><text:span text:style-name="T103">.</text:span></text:p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D7" office:value-type="string">
            <text:p text:style-name="P97"><text:span text:style-name="T90">V</text:span><text:span text:style-name="T91">olg </text:span><text:span text:style-name="T58">de aanwijzingen op het scherm.</text:span></text:p>
          </table:table-cell>
        </table:table-row>
      </table:table>
      <text:p text:style-name="P98"/>
      <text:p text:style-name="P99"/>
      <text:p text:style-name="P100"><text:span text:style-name="T240">E</text:span><text:span text:style-name="T241">inde c</text:span><text:span text:style-name="T242">hecklist, </text:span><text:span text:style-name="T243">d</text:span><text:span text:style-name="T242">e</text:span><text:span text:style-name="T244"> installatie van </text:span><text:span text:style-name="T244"><text:user-field-get text:name="Distro">Debian</text:user-field-get></text:span><text:span text:style-name="T116"><text:s/></text:span><text:span text:style-name="T117">Des</text:span><text:span text:style-name="T245">k</text:span><text:span text:style-name="T117">top</text:span><text:span text:style-name="T118"> </text:span><text:span text:style-name="T244">is voltooid.</text:span></text:p>
      <text:p text:style-name="P101"/>
      <text:list text:style-name="L2">
        <text:list-header>
          <text:p text:style-name="P102"><text:span text:style-name="T246">Geschreven door </text:span><text:a xlink:type="simple" xlink:href="mailto:info@karelzimmer.nl?subject=Checklist%20installatie%20Linux" text:style-name="Internet_20_link" text:visited-style-name="Visited_20_Internet_20_Link"><text:span text:style-name="T247">Karel Zimmer</text:span></text:a><text:span text:style-name="T248">.</text:span></text:p>
          <text:p text:style-name="P103"><text:span text:style-name="T249">Licentie </text:span><text:span text:style-name="T248">C</text:span><text:span text:style-name="T250">C0</text:span><text:span text:style-name="T248"> 1.0 </text:span><text:span text:style-name="T251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1"><text:s/></text:span><text:span text:style-name="T251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1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12-16T09:58:23.681598091">16-12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2-16T09:58:23.598287388</dc:date>
    <meta:keyword>Installatie</meta:keyword>
    <meta:keyword>Checklist</meta:keyword>
    <meta:keyword>Linux</meta:keyword>
    <meta:editing-cycles>7144</meta:editing-cycles>
    <meta:editing-duration>P13DT2H7M13S</meta:editing-duration>
    <meta:print-date>2025-02-26T16:34:17.960837243</meta:print-date>
    <dc:creator>Karel Zimmer</dc:creator>
    <meta:document-statistic meta:table-count="4" meta:image-count="2" meta:object-count="0" meta:page-count="4" meta:paragraph-count="94" meta:word-count="539" meta:character-count="3626" meta:non-whitespace-character-count="3155"/>
    <meta:user-defined meta:name="Info 1"/>
    <meta:user-defined meta:name="Info 2"/>
    <meta:user-defined meta:name="Info 3"/>
    <meta:user-defined meta:name="Info 4"/>
  </office:meta>
</office:document-meta>
</file>